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94c41" officeooo:paragraph-rsid="002af0d5"/>
    </style:style>
    <style:style style:name="P2" style:family="paragraph" style:parent-style-name="Standard">
      <style:text-properties fo:language="en" fo:country="US" officeooo:rsid="00194c41" officeooo:paragraph-rsid="002af0d5"/>
    </style:style>
    <style:style style:name="P3" style:family="paragraph" style:parent-style-name="Standard">
      <style:paragraph-properties fo:break-before="column"/>
      <style:text-properties fo:language="en" fo:country="US" officeooo:rsid="00194c41" officeooo:paragraph-rsid="002af0d5"/>
    </style:style>
    <style:style style:name="P4" style:family="paragraph" style:parent-style-name="Standard">
      <style:text-properties fo:language="en" fo:country="US" officeooo:rsid="00194c41" officeooo:paragraph-rsid="0030f44c"/>
    </style:style>
    <style:style style:name="P5" style:family="paragraph" style:parent-style-name="Standard">
      <style:paragraph-properties fo:break-before="column"/>
      <style:text-properties fo:language="en" fo:country="US" officeooo:rsid="00194c41" officeooo:paragraph-rsid="0030f44c"/>
    </style:style>
    <style:style style:name="P6" style:family="paragraph" style:parent-style-name="Standard">
      <style:text-properties fo:language="en" fo:country="US" officeooo:rsid="00194c41" officeooo:paragraph-rsid="0035f9d3"/>
    </style:style>
    <style:style style:name="P7" style:family="paragraph" style:parent-style-name="Standard">
      <style:paragraph-properties fo:break-before="column"/>
      <style:text-properties fo:language="en" fo:country="US" officeooo:rsid="00194c41" officeooo:paragraph-rsid="00321bcf"/>
    </style:style>
    <style:style style:name="P8" style:family="paragraph" style:parent-style-name="Standard">
      <style:text-properties fo:language="en" fo:country="US" officeooo:rsid="00194c41" officeooo:paragraph-rsid="00321bcf"/>
    </style:style>
    <style:style style:name="P9" style:family="paragraph" style:parent-style-name="Standard">
      <style:text-properties fo:language="en" fo:country="US" officeooo:rsid="002c0cb7" officeooo:paragraph-rsid="002af0d5"/>
    </style:style>
    <style:style style:name="P10" style:family="paragraph" style:parent-style-name="Standard">
      <style:text-properties fo:language="en" fo:country="US" officeooo:rsid="002c0cb7" officeooo:paragraph-rsid="0030f44c"/>
    </style:style>
    <style:style style:name="P11" style:family="paragraph" style:parent-style-name="Standard">
      <style:paragraph-properties fo:text-align="center" style:justify-single-word="false" fo:break-before="column"/>
      <style:text-properties fo:language="en" fo:country="US" officeooo:rsid="002439cc" officeooo:paragraph-rsid="0030f44c"/>
    </style:style>
    <style:style style:name="P12" style:family="paragraph" style:parent-style-name="Standard">
      <style:text-properties fo:language="en" fo:country="US" fo:font-weight="bold" officeooo:rsid="00194c41" officeooo:paragraph-rsid="0030f44c" style:font-weight-asian="bold" style:font-weight-complex="bold"/>
    </style:style>
    <style:style style:name="P13" style:family="paragraph" style:parent-style-name="Standard">
      <style:text-properties fo:language="en" fo:country="US" fo:font-weight="bold" officeooo:rsid="00194c41" officeooo:paragraph-rsid="002af0d5" style:font-weight-asian="bold" style:font-weight-complex="bold"/>
    </style:style>
    <style:style style:name="P14" style:family="paragraph" style:parent-style-name="Standard">
      <style:text-properties fo:font-weight="bold" officeooo:rsid="00194c41" officeooo:paragraph-rsid="0030f44c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1939d9" officeooo:paragraph-rsid="0030f44c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rsid="001939d9" officeooo:paragraph-rsid="002af0d5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6pt" fo:font-weight="bold" officeooo:rsid="002439cc" officeooo:paragraph-rsid="002af0d5" style:font-size-asian="16pt" style:font-weight-asian="bold" style:font-size-complex="16pt" style:font-weight-complex="bold"/>
    </style:style>
    <style:style style:name="T1" style:family="text">
      <style:text-properties officeooo:rsid="00275a3e"/>
    </style:style>
    <style:style style:name="T2" style:family="text">
      <style:text-properties officeooo:rsid="002a41cc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30f44c" style:font-size-asian="16pt" style:font-weight-asian="bold" style:font-size-complex="16pt" style:font-weight-complex="bold"/>
    </style:style>
    <style:style style:name="T5" style:family="text">
      <style:text-properties officeooo:rsid="0030f44c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75a3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0f44c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remières conversions, <text:span text:style-name="T5">suite</text:span></text:p>
      <text:p text:style-name="P16"/>
      <text:p text:style-name="P16"/>
      <text:p text:style-name="P13">Convertir de binaire à décimal les nombres suivants<text:span text:style-name="T1"> :</text:span></text:p>
      <text:p text:style-name="P1"/>
      <text:section text:style-name="Sect1" text:name="Section1">
        <text:p text:style-name="P1">♦ 100<text:span text:style-name="T5">1</text:span></text:p>
        <text:p text:style-name="P1">♦ <text:span text:style-name="T5">1011 0011</text:span></text:p>
      </text:section>
      <text:p text:style-name="P1"/>
      <text:p text:style-name="P13">Convertir d’hexadécimal à décimal les nombres suivants<text:span text:style-name="T1"> :</text:span></text:p>
      <text:p text:style-name="P1"/>
      <text:section text:style-name="Sect1" text:name="Section2">
        <text:p text:style-name="P8">♦ <text:span text:style-name="T5">37</text:span></text:p>
        <text:p text:style-name="P7">♦ <text:span text:style-name="T5">C5A</text:span></text:p>
      </text:section>
      <text:p text:style-name="P1"/>
      <text:p text:style-name="P13">Convertir de décimal à binaire les nombres suivants<text:span text:style-name="T1"> :</text:span></text:p>
      <text:p text:style-name="P1"/>
      <text:section text:style-name="Sect1" text:name="Section3">
        <text:p text:style-name="P1">♦ <text:span text:style-name="T5">100</text:span></text:p>
        <text:p text:style-name="P3">♦ <text:span text:style-name="T5">24 491</text:span></text:p>
      </text:section>
      <text:p text:style-name="P13"/>
      <text:p text:style-name="P13">Convertir de décimal à hexadécimal les nombres suivants<text:span text:style-name="T1"> :</text:span></text:p>
      <text:p text:style-name="P1"/>
      <text:section text:style-name="Sect1" text:name="Section4">
        <text:p text:style-name="P4">♦ <text:span text:style-name="T5">150</text:span></text:p>
        <text:p text:style-name="P5">♦ <text:span text:style-name="T5">15 713</text:span></text:p>
      </text:section>
      <text:p text:style-name="P13"/>
      <text:p text:style-name="P13">Convertir de binaire à hexadécimal les nombres suivants<text:span text:style-name="T1"> :</text:span></text:p>
      <text:p text:style-name="P1"/>
      <text:section text:style-name="Sect1" text:name="Section5">
        <text:p text:style-name="P1">♦ 1<text:span text:style-name="T5">111 1010</text:span></text:p>
        <text:p text:style-name="P3">♦ 111<text:span text:style-name="T5">0 0111 1001 0110</text:span></text:p>
      </text:section>
      <text:p text:style-name="P1"/>
      <text:p text:style-name="P13">Convertir de hexadécimal à binaire les nombres suivants<text:span text:style-name="T2"> :</text:span></text:p>
      <text:p text:style-name="P1"/>
      <text:section text:style-name="Sect1" text:name="Section7">
        <text:p text:style-name="P1">♦ <text:span text:style-name="T5">B4E</text:span></text:p>
        <text:p text:style-name="P6">♦ <text:span text:style-name="T5">100</text:span></text:p>
      </text:section>
      <text:p text:style-name="P9"/>
      <text:p text:style-name="P11"><text:span text:style-name="T3">Premières conversions, </text:span><text:span text:style-name="T4">suite</text:span></text:p>
      <text:p text:style-name="P16"/>
      <text:p text:style-name="P15"/>
      <text:p text:style-name="P14"><text:span text:style-name="T6">Convertir de binaire à décimal les nombres suivants</text:span><text:span text:style-name="T7"> :</text:span></text:p>
      <text:p text:style-name="P4"/>
      <text:section text:style-name="Sect1" text:name="Section6">
        <text:p text:style-name="P4">♦ 100<text:span text:style-name="T5">1</text:span></text:p>
        <text:p text:style-name="P4">♦ <text:span text:style-name="T5">1011 0011</text:span></text:p>
      </text:section>
      <text:p text:style-name="P4"/>
      <text:p text:style-name="P12">Convertir d’hexadécimal à décimal les nombres suivants<text:span text:style-name="T1"> :</text:span></text:p>
      <text:p text:style-name="P4"/>
      <text:section text:style-name="Sect1" text:name="Section8">
        <text:p text:style-name="P4">♦ <text:span text:style-name="T5">37</text:span></text:p>
        <text:p text:style-name="P4">♦ <text:span text:style-name="T5">C5A</text:span></text:p>
      </text:section>
      <text:p text:style-name="P4"/>
      <text:p text:style-name="P12">Convertir de décimal à binaire les nombres suivants<text:span text:style-name="T1"> :</text:span></text:p>
      <text:p text:style-name="P4"/>
      <text:section text:style-name="Sect1" text:name="Section9">
        <text:p text:style-name="P4">♦ <text:span text:style-name="T5">100</text:span></text:p>
        <text:p text:style-name="P4">♦ <text:span text:style-name="T5">24 491</text:span></text:p>
      </text:section>
      <text:p text:style-name="P12"/>
      <text:p text:style-name="P12">Convertir de décimal à hexadécimal les nombres suivants<text:span text:style-name="T1"> :</text:span></text:p>
      <text:p text:style-name="P4"/>
      <text:section text:style-name="Sect1" text:name="Section10">
        <text:p text:style-name="P4">♦ <text:span text:style-name="T5">150</text:span></text:p>
        <text:p text:style-name="P4">♦ <text:span text:style-name="T5">15 713</text:span></text:p>
      </text:section>
      <text:p text:style-name="P12"/>
      <text:p text:style-name="P12">Convertir de binaire à hexadécimal les nombres suivants<text:span text:style-name="T1"> :</text:span></text:p>
      <text:p text:style-name="P4"/>
      <text:section text:style-name="Sect1" text:name="Section11">
        <text:p text:style-name="P4">♦ 1<text:span text:style-name="T5">111 1010</text:span></text:p>
        <text:p text:style-name="P4">♦ 111<text:span text:style-name="T5">0 0111 1001 0110</text:span></text:p>
      </text:section>
      <text:p text:style-name="P4"/>
      <text:p text:style-name="P12">Convertir de hexadécimal à binaire les nombres suivants<text:span text:style-name="T2"> :</text:span></text:p>
      <text:p text:style-name="P4"/>
      <text:section text:style-name="Sect1" text:name="Section12">
        <text:p text:style-name="P4">♦ <text:span text:style-name="T5">B4E</text:span></text:p>
        <text:p text:style-name="P4">♦ <text:span text:style-name="T5">100</text:span></text:p>
      </text:section>
      <text:p text:style-name="P4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1-01T17:41:14.432000000</meta:creation-date>
    <dc:date>2024-12-03T10:45:33.554000000</dc:date>
    <meta:editing-duration>PT2H1M10S</meta:editing-duration>
    <meta:editing-cycles>25</meta:editing-cycles>
    <meta:generator>LibreOffice/7.6.4.1$Windows_X86_64 LibreOffice_project/e19e193f88cd6c0525a17fb7a176ed8e6a3e2aa1</meta:generator>
    <meta:print-date>2024-09-19T11:12:08.229000000</meta:print-date>
    <meta:document-statistic meta:table-count="0" meta:image-count="0" meta:object-count="0" meta:page-count="1" meta:paragraph-count="38" meta:word-count="174" meta:character-count="910" meta:non-whitespace-character-count="774"/>
  </office:meta>
</office:document-meta>
</file>